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428d17"/>
    </style:style>
    <style:style style:name="P3" style:family="paragraph" style:parent-style-name="Standard">
      <style:text-properties style:font-name="Liberation Serif" officeooo:paragraph-rsid="00435c31"/>
    </style:style>
    <style:style style:name="P4" style:family="paragraph" style:parent-style-name="Standard">
      <style:text-properties style:font-name="Liberation Serif" officeooo:paragraph-rsid="0045351c"/>
    </style:style>
    <style:style style:name="P5" style:family="paragraph" style:parent-style-name="Standard">
      <style:text-properties style:font-name="Liberation Serif" officeooo:paragraph-rsid="0046ee71"/>
    </style:style>
    <style:style style:name="P6" style:family="paragraph" style:parent-style-name="Standard">
      <style:text-properties style:font-name="Liberation Serif" officeooo:paragraph-rsid="004746dc"/>
    </style:style>
    <style:style style:name="P7" style:family="paragraph" style:parent-style-name="Standard">
      <style:text-properties style:font-name="Liberation Serif" officeooo:paragraph-rsid="0047c863"/>
    </style:style>
    <style:style style:name="P8" style:family="paragraph" style:parent-style-name="Standard">
      <style:text-properties style:font-name="Liberation Serif" officeooo:paragraph-rsid="004a0a00"/>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0843af"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41f3e4"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428d17"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435c31"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45351c" fo:background-color="#ebebeb" loext:char-shading-value="0"/>
    </style:style>
    <style:style style:name="T6" style:family="text">
      <style:text-properties fo:font-variant="normal" fo:text-transform="none" fo:color="#14313a" loext:opacity="100%" style:font-name="Liberation Serif" fo:font-size="11.25pt" fo:letter-spacing="normal" fo:language="en" fo:country="US" fo:font-style="normal" fo:font-weight="normal" officeooo:rsid="00454add" fo:background-color="#ebebeb" loext:char-shading-value="0"/>
    </style:style>
    <style:style style:name="T7" style:family="text">
      <style:text-properties fo:font-variant="normal" fo:text-transform="none" fo:color="#14313a" loext:opacity="100%" style:font-name="Liberation Serif" fo:font-size="11.25pt" fo:letter-spacing="normal" fo:language="en" fo:country="US" fo:font-style="normal" fo:font-weight="normal" officeooo:rsid="0045544e" fo:background-color="#ebebeb" loext:char-shading-value="0"/>
    </style:style>
    <style:style style:name="T8" style:family="text">
      <style:text-properties fo:font-variant="normal" fo:text-transform="none" fo:color="#14313a" loext:opacity="100%" style:font-name="Liberation Serif" fo:font-size="11.25pt" fo:letter-spacing="normal" fo:language="en" fo:country="US" fo:font-style="normal" fo:font-weight="normal" officeooo:rsid="0046ee71" fo:background-color="#ebebeb" loext:char-shading-value="0"/>
    </style:style>
    <style:style style:name="T9" style:family="text">
      <style:text-properties fo:font-variant="normal" fo:text-transform="none" fo:color="#14313a" loext:opacity="100%" style:font-name="Liberation Serif" fo:font-size="11.25pt" fo:letter-spacing="normal" fo:language="en" fo:country="US" fo:font-style="normal" fo:font-weight="normal" officeooo:rsid="004746dc" fo:background-color="#ebebeb" loext:char-shading-value="0"/>
    </style:style>
    <style:style style:name="T10" style:family="text">
      <style:text-properties fo:font-variant="normal" fo:text-transform="none" fo:color="#14313a" loext:opacity="100%" style:font-name="Liberation Serif" fo:font-size="11.25pt" fo:letter-spacing="normal" fo:language="en" fo:country="US" fo:font-style="normal" fo:font-weight="normal" officeooo:rsid="0047c863" fo:background-color="#ebebeb" loext:char-shading-value="0"/>
    </style:style>
    <style:style style:name="T11" style:family="text">
      <style:text-properties fo:font-variant="normal" fo:text-transform="none" fo:color="#14313a" loext:opacity="100%" style:font-name="Liberation Serif" fo:font-size="11.25pt" fo:letter-spacing="normal" fo:language="en" fo:country="US" fo:font-style="normal" fo:font-weight="normal" officeooo:rsid="00480638" fo:background-color="#ebebeb" loext:char-shading-value="0"/>
    </style:style>
    <style:style style:name="T12" style:family="text">
      <style:text-properties fo:font-variant="normal" fo:text-transform="none" fo:color="#14313a" loext:opacity="100%" style:font-name="Liberation Serif" fo:font-size="11.25pt" fo:letter-spacing="normal" fo:language="en" fo:country="US" fo:font-style="normal" fo:font-weight="normal" officeooo:rsid="004a0a00" fo:background-color="#ebebeb" loext:char-shading-value="0"/>
    </style:style>
    <style:style style:name="T13" style:family="text">
      <style:text-properties fo:font-variant="normal" fo:text-transform="none" fo:color="#14313a" loext:opacity="100%" style:font-name="Liberation Serif" fo:font-size="11.25pt" fo:letter-spacing="normal" fo:language="en" fo:country="US" fo:font-style="normal" fo:font-weight="normal" officeooo:rsid="004a13b8"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text:span></text:span><text:span text:style-name="Source_20_Text"><text:span text:style-name="T7">presents</text:span></text:span><text:span text:style-name="Source_20_Text"><text:span text:style-name="T1"> the mean and 1 </text:span></text:span><text:span text:style-name="Source_20_Text"><text:span text:style-name="T7">represents</text:span></text:span><text:span text:style-name="Source_20_Text"><text:span text:style-name="T1"> the standard deviation, </text:span></text:span><text:span text:style-name="Source_20_Text"><text:span text:style-name="T7">in</text:span></text:span><text:span text:style-name="Source_20_Text"><text:span text:style-name="T1"> vectorization every feature (</text:span></text:span><text:span text:style-name="Source_20_Text"><text:span text:style-name="T7">or </text:span></text:span><text:span text:style-name="Source_20_Text"><text:span text:style-name="T1">protein) </text:span></text:span><text:span text:style-name="Source_20_Text"><text:span text:style-name="T7">is represented </text:span></text:span><text:span text:style-name="Source_20_Text"><text:span text:style-name="T1">as a vector </text:span></text:span><text:span text:style-name="Source_20_Text"><text:span text:style-name="T7">that</text:span></text:span><text:span text:style-name="Source_20_Text"><text:span text:style-name="T1">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text:span></text:span><text:span text:style-name="Source_20_Text"><text:span text:style-name="T5">\</text:span></text:span><text:span text:style-name="Source_20_Text"><text:span text:style-name="T1">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text:span></text:span><text:span text:style-name="Source_20_Text"><text:span text:style-name="T2">but can also be applied on RNAseq data</text:span></text:span><text:span text:style-name="Source_20_Text"><text:span text:style-name="T1">.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text:span></text:span><text:span text:style-name="Source_20_Text"><text:span text:style-name="T3">In other words, the matrix will be alternatively manipulated on rows and columns until the mean of both equals 1. In order to apply the method and yield true results, one has to consider 3 major assumptions between sample types. </text:span></text:span><text:span text:style-name="Source_20_Text"><text:span text:style-name="T4">This assumption can be observed in the MA-plot which indicates the differences of two samples. If we have the intensities of two samples, $R$ and $G$, we can plot them on a graph with the x-axis as $M=\log_2(\frac{R}{G})$ and the y-axis as $A=\frac{1}{2}\log_2(RG)$. </text:span></text:span><text:span text:style-name="Source_20_Text"><text:span text:style-name="T8">A comparison between all sample types of identically processed sets is needed before calculation and the assumptions must be fulfilled.</text:span></text:span></text:p>
      <text:p text:style-name="P2"><text:span text:style-name="Source_20_Text"><text:span text:style-name="T3"/></text:span></text:p>
      <text:p text:style-name="P2"><text:span text:style-name="Source_20_Text"><text:span text:style-name="T3">\begin{itemize}</text:span></text:span></text:p>
      <text:p text:style-name="P2"><text:span text:style-name="Source_20_Text"><text:span text:style-name="T3">\item{</text:span></text:span><text:span text:style-name="Source_20_Text"><text:span text:style-name="T6">\textbf{</text:span></text:span><text:span text:style-name="Source_20_Text"><text:span text:style-name="T3">1</text:span></text:span><text:span text:style-name="Source_20_Text"><text:span text:style-name="T6">}</text:span></text:span><text:span text:style-name="Source_20_Text"><text:span text:style-name="T3">} \textbf{The majority of proteins are not differentially expressed}</text:span></text:span></text:p>
      <text:p text:style-name="P3"><text:span text:style-name="Source_20_Text"><text:span text:style-name="T7">\\</text:span></text:span><text:span text:style-name="Source_20_Text"><text:span text:style-name="T4">Density of the dots decreases when looking from the middle of the cloud towards the edges.</text:span></text:span></text:p>
      <text:p text:style-name="P2"><text:span text:style-name="Source_20_Text"><text:span text:style-name="T3"/></text:span></text:p>
      <text:p text:style-name="P2"><text:span text:style-name="Source_20_Text"><text:span text:style-name="T3">\item{</text:span></text:span><text:span text:style-name="Source_20_Text"><text:span text:style-name="T6">\textbf{</text:span></text:span><text:span text:style-name="Source_20_Text"><text:span text:style-name="T3">2</text:span></text:span><text:span text:style-name="Source_20_Text"><text:span text:style-name="T6">}</text:span></text:span><text:span text:style-name="Source_20_Text"><text:span text:style-name="T3">} \textbf{Up- and downregulation is balanced around the mean expression}</text:span></text:span></text:p>
      <text:p text:style-name="P3"><text:span text:style-name="Source_20_Text"><text:span text:style-name="T7">\\The scatterplot of the data points is symmetrical around the mean on the horizontal axis.</text:span></text:span><text:span text:style-name="Source_20_Text"><text:span text:style-name="T4"> </text:span></text:span></text:p>
      <text:p text:style-name="P2"><text:span text:style-name="Source_20_Text"><text:span text:style-name="T3"/></text:span></text:p>
      <text:p text:style-name="P2"><text:span text:style-name="Source_20_Text"><text:span text:style-name="T3">\item{</text:span></text:span><text:span text:style-name="Source_20_Text"><text:span text:style-name="T6">\textbf{</text:span></text:span><text:span text:style-name="Source_20_Text"><text:span text:style-name="T3">3</text:span></text:span><text:span text:style-name="Source_20_Text"><text:span text:style-name="T6">}</text:span></text:span><text:span text:style-name="Source_20_Text"><text:span text:style-name="T3">} \textbf{Systematic bias correlates with the magnitude of expression}</text:span></text:span></text:p>
      <text:p text:style-name="P4"><text:span text:style-name="Source_20_Text"><text:span text:style-name="T7">\\</text:span></text:span><text:span text:style-name="Source_20_Text"><text:span text:style-name="T5">The symmetry axis is approximately horizontal.</text:span></text:span></text:p>
      <text:p text:style-name="P2"><text:span text:style-name="Source_20_Text"><text:span text:style-name="T3"/></text:span></text:p>
      <text:p text:style-name="P2"><text:span text:style-name="Source_20_Text"><text:span text:style-name="T3">\end{itemize}</text:span></text:span></text:p>
      <text:p text:style-name="P1"><text:span text:style-name="Source_20_Text"><text:span text:style-name="T1"/></text:span></text:p>
      <text:p text:style-name="P5"><text:span text:style-name="Source_20_Text"><text:span text:style-name="T8">If the MA-plot does not visualize any of these violations the CONSTANd method can be applied on the dataset </text:span></text:span><text:span text:style-name="Source_20_Text"><text:span text:style-name="T9">and the biological meaning of the sample types can be assessed. The method is utilized by the bioconductor package handler. </text:span></text:span></text:p>
      <text:p text:style-name="P6"><text:span text:style-name="Source_20_Text"><text:span text:style-name="T9">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6"><text:span text:style-name="Source_20_Text"><text:span text:style-name="T1">#### </text:span></text:span><text:span text:style-name="Source_20_Text"><text:span text:style-name="T9">Missing value handling</text:span></text:span></text:p>
      <text:p text:style-name="P6"><text:span text:style-name="Source_20_Text"><text:span text:style-name="T10">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7"><text:span text:style-name="Source_20_Text"><text:span text:style-name="T10">A variety of function employs replacing the missing values with the mean or median </text:span></text:span><text:span text:style-name="Source_20_Text"><text:span text:style-name="T11">of the rest of the matrix. This procedure introduces no bias in the data, although differential expression for the sample carrying the missing feature can not be expected as well. Even a more conservative approach is dropping the rows for the feature with the missing value in one of the observed samples. </text:span></text:span></text:p>
      <text:p text:style-name="P8"><text:span text:style-name="Source_20_Text"><text:span text:style-name="T12">Another common practice is utilizing the K-nearest neighbor algorithm (=KNN), which imputes the missing values by a </text:span></text:span><text:span text:style-name="Source_20_Text"><text:span text:style-name="T13">euclidean metrics of</text:span></text:span><text:span text:style-name="Source_20_Text"><text:span text:style-name="T12"> the neighboring values </text:span></text:span><text:span text:style-name="Source_20_Text"><text:span text:style-name="T13">in the columns where the feature is not missing</text:span></text:span><text:span text:style-name="Source_20_Text"><text:span text:style-name="T12">. </text:span></text:span><text:span text:style-name="Source_20_Text"><text:span text:style-name="T13">$K$ denotes for the count of neighboring values of a gene and can be selected upon preference. </text:span></text:span></text:p>
      <text:p text:style-name="P7"><text:span text:style-name="Source_20_Text"><text:span text:style-name="T1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ownstream Analysis</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ext:span></text:p>
      <text:p text:style-name="P1"><text:soft-page-break/><text:span text:style-name="Source_20_Text"><text:span text:style-name="T1">Protein levels can be projected to their principle components (PC) and clustered to their specific cell type. So cell types are distinguished by their proteinaceous composition. </text:span></text:span></text:p>
      <text:p text:style-name="P1"><text:span text:style-name="Source_20_Text"><text:span text:style-name="T1"/></text:span></text:p>
      <text:p text:style-name="P1"><text:span text:style-name="Source_20_Text"><text:span text:style-name="T1">#### Testing for differential expression </text:span></text:span></text:p>
      <text:p text:style-name="P1"><text:span text:style-name="Source_20_Text"><text:span text:style-name="T1"/></text:span></text:p>
      <text:p text:style-name="P1"><text:span text:style-name="Source_20_Text"><text:span text:style-name="T1">In order to test for differential expression the package limma from R bioconductor was used. \citep{Phipson2016}. <text:s/>The package uses a linear model approach to define a fold expression between sample groups. Before starting the analysis two matrices need to be computed. The design matrix identifies samples according to the sample type and defines the experimental design. In order to create the matrix automatically a simple algorithm is used within the programmed backend logic. The expression matrix contains intensities for each identified protein will be obtained at the end of the pipeline. A function call with the arguments design and expression matrix calculates the contrast matrix. The next step is creating a linear model between groups by log-ratios of their expression values.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03T16:21:05.507255737</dc:date>
    <meta:editing-duration>P1DT2H1M47S</meta:editing-duration>
    <meta:editing-cycles>15</meta:editing-cycles>
    <meta:document-statistic meta:table-count="0" meta:image-count="0" meta:object-count="0" meta:page-count="16" meta:paragraph-count="466" meta:word-count="5150" meta:character-count="40944" meta:non-whitespace-character-count="32467"/>
  </office:meta>
</office:document-meta>
</file>